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rush Script MT" svg:font-family="'Brush Script MT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854in" fo:margin-left="-0.6993in" fo:margin-top="0in" fo:margin-bottom="0in" table:align="left" style:writing-mode="lr-tb"/>
    </style:style>
    <style:style style:name="Table1.A" style:family="table-column">
      <style:table-column-properties style:column-width="1.0146in"/>
    </style:style>
    <style:style style:name="Table1.B" style:family="table-column">
      <style:table-column-properties style:column-width="0.9764in"/>
    </style:style>
    <style:style style:name="Table1.C" style:family="table-column">
      <style:table-column-properties style:column-width="0.8299in"/>
    </style:style>
    <style:style style:name="Table1.D" style:family="table-column">
      <style:table-column-properties style:column-width="0.5549in"/>
    </style:style>
    <style:style style:name="Table1.G" style:family="table-column">
      <style:table-column-properties style:column-width="2.2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153in" fo:padding-right="0in" fo:padding-top="0in" fo:padding-bottom="0in" fo:border="0.75pt solid #000001"/>
    </style:style>
    <style:style style:name="Table1.B1" style:family="table-cell">
      <style:table-cell-properties fo:padding-left="0.0153in" fo:padding-right="0in" fo:padding-top="0in" fo:padding-bottom="0in" fo:border-left="none" fo:border-right="0.75pt solid #000001" fo:border-top="0.75pt solid #000001" fo:border-bottom="0.75pt solid #000001"/>
    </style:style>
    <style:style style:name="Table1.A2" style:family="table-cell">
      <style:table-cell-properties fo:padding-left="0.0153in" fo:padding-right="0in" fo:padding-top="0in" fo:padding-bottom="0in" fo:border-left="0.75pt solid #000001" fo:border-right="0.75pt solid #000001" fo:border-top="none" fo:border-bottom="0.75pt solid #000001"/>
    </style:style>
    <style:style style:name="Table1.B2" style:family="table-cell">
      <style:table-cell-properties fo:padding-left="0.0153in" fo:padding-right="0in" fo:padding-top="0in" fo:padding-bottom="0in" fo:border-left="none" fo:border-right="0.75pt solid #000001" fo:border-top="none" fo:border-bottom="0.75pt solid #000001"/>
    </style:style>
    <style:style style:name="Table1.7" style:family="table-row">
      <style:table-row-properties style:min-row-height="3.7694in" fo:keep-together="auto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 style:vertical-align="baselin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style:vertical-align="baselin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style:vertical-align="baselin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 fo:background-color="#ff0000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style:vertical-align="baselin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 fo:background-color="#ffff00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style:vertical-align="baseline"/>
      <style:text-properties style:font-name="Times New Roman" fo:font-size="12pt" fo:font-weight="bold" style:font-name-asian="Times New Roman1" style:font-size-asian="12pt" style:language-asian="pt" style:country-asian="BR" style:font-weight-asian="bold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style:vertical-align="baseline"/>
      <style:text-properties style:font-name="Calibri" style:font-name-asian="Times New Roman1" style:language-asian="pt" style:country-asian="BR" style:font-name-complex="Calibri1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 style:vertical-align="baseline"/>
    </style:style>
    <style:style style:name="P8" style:family="paragraph" style:parent-style-name="paragraph">
      <style:paragraph-properties fo:margin-top="0in" fo:margin-bottom="0in" loext:contextual-spacing="false" style:vertical-align="baseline"/>
    </style:style>
    <style:style style:name="T1" style:family="text"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T2" style:family="text"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Segoe UI" fo:font-size="9pt" style:font-name-asian="Times New Roman1" style:font-size-asian="9pt" style:language-asian="pt" style:country-asian="BR" style:font-name-complex="Segoe UI1" style:font-size-complex="9pt"/>
    </style:style>
    <style:style style:name="T5" style:family="text">
      <style:text-properties style:font-name="Segoe UI" fo:font-size="9pt" style:font-size-asian="9pt" style:font-name-complex="Segoe UI1" style:font-size-complex="9pt"/>
    </style:style>
    <style:style style:name="T6" style:family="text">
      <style:text-properties style:font-name="Calibri" fo:font-weight="bold" style:font-name-asian="Times New Roman1" style:language-asian="pt" style:country-asian="BR" style:font-weight-asian="bold" style:font-name-complex="Calibri1" style:font-weight-complex="bold"/>
    </style:style>
    <style:style style:name="T7" style:family="text">
      <style:text-properties style:font-name="Calibri" fo:font-weight="bold" style:font-name-asian="Times New Roman1" style:language-asian="pt" style:country-asian="BR" style:font-weight-asian="bold" style:font-name-complex="Calibri1" fo:background-color="#ff0000"/>
    </style:style>
    <style:style style:name="T8" style:family="text">
      <style:text-properties style:font-name="Calibri" style:font-name-asian="Times New Roman1" style:language-asian="pt" style:country-asian="BR" style:font-name-complex="Calibri1"/>
    </style:style>
    <style:style style:name="T9" style:family="text">
      <style:text-properties style:font-name="Calibri" style:font-name-asian="Times New Roman1" style:language-asian="pt" style:country-asian="BR" style:font-name-complex="Calibri1" fo:background-color="#ff0000"/>
    </style:style>
    <style:style style:name="T10" style:family="text">
      <style:text-properties style:font-name="Calibri" style:font-name-complex="Calibri1"/>
    </style:style>
    <style:style style:name="T11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12" style:family="text">
      <style:text-properties fo:color="#000000" style:font-name="Calibri" fo:font-weight="bold" style:font-name-asian="Times New Roman1" style:language-asian="pt" style:country-asian="BR" style:font-weight-asian="bold" style:font-name-complex="Calibri1" style:font-weight-complex="bold"/>
    </style:style>
    <style:style style:name="T13" style:family="text">
      <style:text-properties style:font-name="Brush Script MT" fo:font-style="italic" style:font-style-asian="italic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XAMES BIOQUÍMICOS</text:span><text:span text:style-name="T2"> 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1"><text:span text:style-name="T6">Exame</text:span></text:p>
          </table:table-cell>
          <table:table-cell table:style-name="Table1.B1" office:value-type="string">
            <text:p text:style-name="P1"><text:span text:style-name="T12">Valor de referência</text:span></text:p>
          </table:table-cell>
          <table:table-cell table:style-name="Table1.B1" office:value-type="string">
            <text:p text:style-name="P1"><text:span text:style-name="T12">28/08/2019</text:span></text:p>
          </table:table-cell>
          <table:table-cell table:style-name="Table1.B1" office:value-type="string">
            <text:p text:style-name="P1"><text:span text:style-name="T12">02/09</text:span></text:p>
          </table:table-cell>
          <table:table-cell table:style-name="Table1.B1" office:value-type="string">
            <text:p text:style-name="P1"><text:span text:style-name="T12">03/09/2019</text:span></text:p>
          </table:table-cell>
          <table:table-cell table:style-name="Table1.B1" office:value-type="string">
            <text:p text:style-name="P1"><text:span text:style-name="T12">12/09/2019</text:span></text:p>
          </table:table-cell>
          <table:table-cell table:style-name="Table1.B1" office:value-type="string">
            <text:p text:style-name="P1"><text:span text:style-name="T12">Interpretação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8">Ureia Sérica</text:span></text:p>
          </table:table-cell>
          <table:table-cell table:style-name="Table1.B2" office:value-type="string">
            <text:p text:style-name="P1"><text:span text:style-name="T8">15,0 a 56,0 mg/dL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8">53</text:span></text:p>
          </table:table-cell>
          <table:table-cell table:style-name="Table1.B2" office:value-type="string">
            <text:p text:style-name="P1"><text:span text:style-name="T7">79</text:span></text:p>
          </table:table-cell>
          <table:table-cell table:style-name="Table1.B2" office:value-type="string">
            <text:p text:style-name="P1"><text:span text:style-name="T8">36</text:span></text:p>
          </table:table-cell>
          <table:table-cell table:style-name="Table1.B2" office:value-type="string">
            <text:p text:style-name="P1">Comprometimento da função renal. Na doença renal crônica, a ureia sanguínea correlaciona-­se melhor com os sintomas de uremia do que a creatinina sérica.</text:p>
          </table:table-cell>
        </table:table-row>
        <table:table-row table:style-name="Table1.1">
          <table:table-cell table:style-name="Table1.A2" office:value-type="string">
            <text:p text:style-name="P1"><text:span text:style-name="T8">Potássio Sérico</text:span></text:p>
          </table:table-cell>
          <table:table-cell table:style-name="Table1.B2" office:value-type="string">
            <text:p text:style-name="P1"><text:span text:style-name="T8">3,5 a 5,1 mmol/L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8">4,3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8">4,7</text:span></text:p>
          </table:table-cell>
          <table:table-cell table:style-name="Table1.B2" office:value-type="string">
            <text:p text:style-name="P1"><text:span text:style-name="T8">-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8">Sódio Sérico</text:span></text:p>
          </table:table-cell>
          <table:table-cell table:style-name="Table1.B2" office:value-type="string">
            <text:p text:style-name="P1"><text:span text:style-name="T8">136 a 145 mmol/L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8">136</text:span></text:p>
          </table:table-cell>
          <table:table-cell table:style-name="Table1.B2" office:value-type="string">
            <text:p text:style-name="P1"><text:span text:style-name="T8">-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8">Creatinina Sérica</text:span></text:p>
          </table:table-cell>
          <table:table-cell table:style-name="Table1.B2" office:value-type="string">
            <text:p text:style-name="P1"><text:span text:style-name="T8">0,6 a 1,1 mg/dL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9">4,8</text:span></text:p>
          </table:table-cell>
          <table:table-cell table:style-name="Table1.B2" office:value-type="string">
            <text:p text:style-name="P1"><text:span text:style-name="T9">6,1</text:span></text:p>
          </table:table-cell>
          <table:table-cell table:style-name="Table1.B2" office:value-type="string">
            <text:p text:style-name="P1"><text:span text:style-name="T9">3,6</text:span></text:p>
          </table:table-cell>
          <table:table-cell table:style-name="Table1.B2" office:value-type="string">
            <text:p text:style-name="P1">Comprometimento da função renal .Os níveis séricos de creatinina constituem um indicador de redução da massa muscular esquelética • TFGe: a determinação da creatinina sérica é utilizada para calcular a TFG em indivíduos com doença renal crônica (DRC) e naqueles com fatores de risco para DRC (DM, hipertensão, doença cardiovascular e história familiar de doença renal).<text:line-break/>A creatinina sérica exibe pouca sensibilidade, porém especificidade muito boa</text:p>
          </table:table-cell>
        </table:table-row>
        <table:table-row table:style-name="Table1.1">
          <table:table-cell table:style-name="Table1.A2" office:value-type="string">
            <text:p text:style-name="P1"><text:span text:style-name="T8">Magnésio Sérico</text:span></text:p>
          </table:table-cell>
          <table:table-cell table:style-name="Table1.B2" office:value-type="string">
            <text:p text:style-name="P1"><text:span text:style-name="T8">1,6 a 2,6 mg/dL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8">2,1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8">2,2</text:span></text:p>
          </table:table-cell>
          <table:table-cell table:style-name="Table1.B2" office:value-type="string">
            <text:p text:style-name="P1"><text:span text:style-name="T8">-</text:span></text:p>
          </table:table-cell>
        </table:table-row>
        <table:table-row table:style-name="Table1.7">
          <table:table-cell table:style-name="Table1.A2" office:value-type="string">
            <text:p text:style-name="P1"><text:span text:style-name="T8">Fósforo Sérico</text:span></text:p>
          </table:table-cell>
          <table:table-cell table:style-name="Table1.B2" office:value-type="string">
            <text:p text:style-name="P1"><text:span text:style-name="T8">2,3 a 4,7 mg/dL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9">1,7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9">2,2</text:span></text:p>
          </table:table-cell>
          <table:table-cell table:style-name="Table1.B2" office:value-type="string">
            <text:p text:style-name="P1"><text:bookmark-start text:name="_GoBack"/>• Diminuição da reabsorção tubular renal (níveis &gt; 100 mg/dia na urina durante a hipofosfatemia indicam perda renal excessiva) Secundária ou distúrbios tubulares adquiridos(ex : diálise)<text:line-break/><text:line-break/>Desvio intracelular de fosfato :<text:line-break/>Com frequência, existe mais de um mecanismo atuante, habitualmente associado a depleção anterior de fósforo. • NPT com suplementação inadequada de fosfato Administração de esteroides anabólicos, androgênios, epinefrina, glucagon, insulina; ◦ DM<text:bookmark-end text:name="_GoBack"/></text:p>
          </table:table-cell>
        </table:table-row>
        <table:table-row table:style-name="Table1.1">
          <table:table-cell table:style-name="Table1.A2" office:value-type="string">
            <text:p text:style-name="P1"><text:span text:style-name="T8">Cálcio Sérico</text:span></text:p>
          </table:table-cell>
          <table:table-cell table:style-name="Table1.B2" office:value-type="string">
            <text:p text:style-name="P1"><text:span text:style-name="T8">8,4 a 10,2 mg/dL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8">9,3</text:span>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1"><text:span text:style-name="T8">8,7</text:span></text:p>
          </table:table-cell>
          <table:table-cell table:style-name="Table1.B2" office:value-type="string">
            <text:p text:style-name="P1"><text:span text:style-name="T8">-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"><text:span text:style-name="T8">Lactato (Ácido lático)</text:span></text:p>
          </table:table-cell>
          <table:table-cell table:style-name="Table1.B2" office:value-type="string">
            <text:p text:style-name="P1"><text:span text:style-name="T8">0,7 a 2,1 mmol/L</text:span></text:p>
          </table:table-cell>
          <table:table-cell table:style-name="Table1.B2" office:value-type="string">
            <text:p text:style-name="P1"><text:span text:style-name="T8">1,4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8">1,6</text:span></text:p>
          </table:table-cell>
          <table:table-cell table:style-name="Table1.B2" office:value-type="string">
            <text:p text:style-name="P1"><text:span text:style-name="T8">2,1</text:span></text:p>
          </table:table-cell>
          <table:table-cell table:style-name="Table1.B2" office:value-type="string">
            <text:p text:style-name="P1"><text:span text:style-name="T8">-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8">BIC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><text:span text:style-name="T8">27,4</text:span></text:p>
          </table:table-cell>
          <table:table-cell table:style-name="Table1.B2" office:value-type="string">
            <text:p text:style-name="P1"><text:span text:style-name="T8">????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6">Gasometria Arterial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<text:span text:style-name="T8">PH</text:span></text:p>
          </table:table-cell>
          <table:table-cell table:style-name="Table1.B2" office:value-type="string">
            <text:p text:style-name="P1"><text:span text:style-name="T8">7,35 a 7,45</text:span></text:p>
          </table:table-cell>
          <table:table-cell table:style-name="Table1.B2" office:value-type="string">
            <text:p text:style-name="P1"><text:span text:style-name="T8">7,407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<text:span text:style-name="T8">PCO2</text:span></text:p>
          </table:table-cell>
          <table:table-cell table:style-name="Table1.B2" office:value-type="string">
            <text:p text:style-name="P1"><text:span text:style-name="T8">35 a 45 mmHg</text:span></text:p>
          </table:table-cell>
          <table:table-cell table:style-name="Table1.B2" office:value-type="string">
            <text:p text:style-name="P1"><text:span text:style-name="T8">45,4</text:span>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<text:span text:style-name="T8">PO2</text:span></text:p>
          </table:table-cell>
          <table:table-cell table:style-name="Table1.B2" office:value-type="string">
            <text:p text:style-name="P1"><text:span text:style-name="T8">85,0 a 100,0 mmHg</text:span></text:p>
          </table:table-cell>
          <table:table-cell table:style-name="Table1.B2" office:value-type="string">
            <text:p text:style-name="P1"><text:span text:style-name="T8">81,5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<text:span text:style-name="T8">Na+</text:span></text:p>
          </table:table-cell>
          <table:table-cell table:style-name="Table1.B2" office:value-type="string">
            <text:p text:style-name="P1"><text:span text:style-name="T8">136 a 145 mmol/L</text:span></text:p>
          </table:table-cell>
          <table:table-cell table:style-name="Table1.B2" office:value-type="string">
            <text:p text:style-name="P1"><text:span text:style-name="T8">133,5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<text:span text:style-name="T8">K+</text:span></text:p>
          </table:table-cell>
          <table:table-cell table:style-name="Table1.B2" office:value-type="string">
            <text:p text:style-name="P1"><text:span text:style-name="T8">3,5 a 5,1 mmol/L</text:span></text:p>
          </table:table-cell>
          <table:table-cell table:style-name="Table1.B2" office:value-type="string">
            <text:p text:style-name="P1"><text:span text:style-name="T8">4,12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<text:span text:style-name="T8">Cálcio Iônico</text:span></text:p>
          </table:table-cell>
          <table:table-cell table:style-name="Table1.B2" office:value-type="string">
            <text:p text:style-name="P1"><text:span text:style-name="T8">1,12 a 1,32 mmol/L</text:span></text:p>
          </table:table-cell>
          <table:table-cell table:style-name="Table1.B2" office:value-type="string">
            <text:p text:style-name="P1"><text:span text:style-name="T8">1,17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<text:span text:style-name="T8">HCO3</text:span></text:p>
          </table:table-cell>
          <table:table-cell table:style-name="Table1.B2" office:value-type="string">
            <text:p text:style-name="P1"><text:span text:style-name="T8">21,0 a 28,0 mmol/L</text:span></text:p>
          </table:table-cell>
          <table:table-cell table:style-name="Table1.B2" office:value-type="string">
            <text:p text:style-name="P1"><text:span text:style-name="T8">27,9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<text:span text:style-name="T8">CO2 Total</text:span></text:p>
          </table:table-cell>
          <table:table-cell table:style-name="Table1.B2" office:value-type="string">
            <text:p text:style-name="P1"><text:span text:style-name="T8">24,0 a 31,0 mmol/L</text:span></text:p>
          </table:table-cell>
          <table:table-cell table:style-name="Table1.B2" office:value-type="string">
            <text:p text:style-name="P1"><text:span text:style-name="T8">29,3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<text:span text:style-name="T8">BE</text:span></text:p>
          </table:table-cell>
          <table:table-cell table:style-name="Table1.B2" office:value-type="string">
            <text:p text:style-name="P1"><text:span text:style-name="T8">- 3,0 a +3,0</text:span></text:p>
          </table:table-cell>
          <table:table-cell table:style-name="Table1.B2" office:value-type="string">
            <text:p text:style-name="P1"><text:span text:style-name="T8">2,9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"><text:span text:style-name="T8">O2 Sat</text:span></text:p>
          </table:table-cell>
          <table:table-cell table:style-name="Table1.B2" office:value-type="string">
            <text:p text:style-name="P1"><text:span text:style-name="T8">95,0 a 100%</text:span></text:p>
          </table:table-cell>
          <table:table-cell table:style-name="Table1.B2" office:value-type="string">
            <text:p text:style-name="P1"><text:span text:style-name="T8">95,8</text:span>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6"/>
          </table:table-cell>
        </table:table-row>
      </table:table>
      <text:p text:style-name="Standard"/>
      <text:p text:style-name="P8"><text:span text:style-name="normaltextrun"><text:span text:style-name="T10">Lipase: 24 ref 0 a 50U/</text:span></text:span><text:span text:style-name="normaltextrun"><text:span text:style-name="T13">l</text:span></text:span><text:span text:style-name="eop"><text:span text:style-name="T10"> </text:span></text:span></text:p>
      <text:p text:style-name="P8"><text:span text:style-name="normaltextrun"><text:span text:style-name="T10">Amilase: 45</text:span></text:span><text:span text:style-name="eop"><text:span text:style-name="T10"> </text:span></text:span>• Valores de referência: 5 a 125 U/ <text:span text:style-name="normaltextrun"><text:span text:style-name="T13">l</text:span></text:span></text:p>
      <text:p text:style-name="P8"><text:span text:style-name="normaltextrun"><text:span text:style-name="T10">VDRL: NR</text:span></text:span><text:span text:style-name="eop"><text:span text:style-name="T10"> </text:span></text:span></text:p>
      <text:p text:style-name="P8"><text:span text:style-name="spellingerror"><text:span text:style-name="T10">AgHBS</text:span></text:span><text:span text:style-name="normaltextrun"><text:span text:style-name="T10">: NR</text:span></text:span><text:span text:style-name="eop"><text:span text:style-name="T10"> </text:span></text:span></text:p>
      <text:p text:style-name="P8"><text:span text:style-name="spellingerror"><text:span text:style-name="T10">AntiHBS</text:span></text:span><text:span text:style-name="normaltextrun"><text:span text:style-name="T10">: Reagente</text:span></text:span><text:span text:style-name="eop"><text:span text:style-name="T10"> </text:span></text:span></text:p>
      <text:p text:style-name="P8"><text:span text:style-name="spellingerror"><text:span text:style-name="T10">AntiHBC</text:span></text:span><text:span text:style-name="normaltextrun"><text:span text:style-name="T10">: Reagente</text:span></text:span><text:span text:style-name="eop"><text:span text:style-name="T10"> </text:span></text:span></text:p>
      <text:p text:style-name="P8"><text:span text:style-name="spellingerror"><text:span text:style-name="T10">AntiHCV</text:span></text:span><text:span text:style-name="normaltextrun"><text:span text:style-name="T10">: NR</text:span></text:span><text:span text:style-name="eop"><text:span text:style-name="T10"> </text:span></text:span></text:p>
      <text:p text:style-name="P8"><text:span text:style-name="normaltextrun"><text:span text:style-name="T10">HIV: NR</text:span></text:span><text:span text:style-name="eop"><text:span text:style-name="T10"> </text:span></text:span></text:p>
      <text:p text:style-name="P8"><text:span text:style-name="eop"><text:span text:style-name="T3"> </text:span></text:span></text:p>
      <text:p text:style-name="Standard">mecanismos envolvidos estão descritos na Tabela 10.1. Tabela 10.1 Fármacos mais comumente implicados em anemias hemolíticas. Mecanismos Fármacos agressores Intravascular aguda: teste de Coombs direto positivo na presença do fármaco</text:p>
      <text:p text:style-name="Standard"><text:s/>Sulfonamidas, quinidina, quinina, estibofeno Extravascular crônica: teste de Coombs direto e indireto positivo sem a presença do fármaco α­metildopa, ácido mefenâmico, levodopa Mecanismo desconhecido Ribavirina Intra e extravascular: teste de Coombs positivo na presença do fármaco Alta dose de penicilina e análogos, cefalotina, estreptomici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rush Script MT" svg:font-family="'Brush Script MT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contextualspellingandgrammarerro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rice silva</meta:initial-creator>
    <meta:editing-cycles>2</meta:editing-cycles>
    <meta:creation-date>2019-09-24T12:16:00</meta:creation-date>
    <dc:date>2019-09-28T14:56:49.454028787</dc:date>
    <meta:editing-duration>P4DT5H16M10S</meta:editing-duration>
    <meta:generator>LibreOffice/6.0.1.1$Linux_X86_64 LibreOffice_project/00m0$Build-1</meta:generator>
    <meta:document-statistic meta:table-count="1" meta:image-count="0" meta:object-count="0" meta:page-count="2" meta:paragraph-count="95" meta:word-count="406" meta:character-count="2452" meta:non-whitespace-character-count="21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